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CJK TC" svg:font-family="Noto Sans CJK TC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Hyperlink" style:family="text">
      <style:text-properties style:font-name="Noto Sans CJK TC" fo:font-weight="bold" style:font-weight-asian="bold" style:font-weight-complex="bold" fo:font-size="28pt" style:font-size-asian="28pt" style:font-size-complex="28pt"/>
    </style:style>
    <style:style style:name="T3" style:parent-style-name="Fonteparág.padrão" style:family="text">
      <style:text-properties style:font-name="Noto Sans CJK TC"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T4" style:parent-style-name="Fonteparág.padrão" style:family="text">
      <style:text-properties fo:font-weight="bold" style:font-weight-asian="bold" style:font-weight-complex="bold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T17" style:parent-style-name="Fonteparág.padrão" style:family="text">
      <style:text-properties fo:language="en" fo:country="US"/>
    </style:style>
  </office:automatic-styles>
  <office:body>
    <office:text text:use-soft-page-breaks="true">
      <text:p text:style-name="P1"><text:a xlink:href="https://algoritmosempython.com.br/cursos/algoritmos-python/pesquisa-ordenacao/mergesort/" office:target-frame-name="_top" xlink:show="replace"><text:span text:style-name="T2">Merge Sort</text:span></text:a><text:span text:style-name="T3"><text:s/>( Mesclagem de Classificação)</text:span></text:p>
      <text:p text:style-name="Standard"/>
      <text:p text:style-name="Standard">Definição<text:s/><text:span text:style-name="T4">→</text:span><text:s/>É<text:s/>um algoritmo recursivo que divide uma lista continuamente pela metade.</text:p>
      <text:p text:style-name="Standard"><text:span text:style-name="T5">Caso Base (C.B.) →<text:s/></text:span>Se a lista estiver vazia ou tiver um único item, ela está ordenada por definição.</text:p>
      <text:p text:style-name="P6">------------------------------------------------------------------------------------------------------------------------</text:p>
      <text:p text:style-name="Standard">Explicação de como funciona o<text:s/><text:span text:style-name="T7">Merge Sort</text:span>:</text:p>
      <text:p text:style-name="Standard">Se a lista tiver mais de um item, dividimos a lista e invocamos recursivamente um<text:s/><text:span text:style-name="T8">Merge Sort</text:span><text:s/>em ambas as metades. Assim que as metades estiverem ordenadas, a operação fundamental, chamada de<text:s/><text:span text:style-name="StrongEmphasis">intercalação</text:span>, é realizada. Intercalar é o processo de pegar duas listas menores ordenadas e combiná-las de modo a formar uma lista nova, única e ordenada.</text:p>
      <text:p text:style-name="Standard"/>
      <text:p text:style-name="P9">Definition → It was a algoritm recursive split a list continuously in half.</text:p>
      <text:p text:style-name="P10">Base<text:s/>Case → If the list is empty or have just a item, the list is ordenated for default.</text:p>
      <text:p text:style-name="P11"/>
      <text:p text:style-name="Standard">Exemplo em: “cd Documentos/UnB/FTC/mergesort.py”</text:p>
      <text:p text:style-name="P12">------------------------------------------------------------------------------------------------------------------------</text:p>
      <text:p text:style-name="P13"/>
      <text:p text:style-name="P14">Explication of how Merge Sort works:</text:p>
      <text:p text:style-name="P15">If the list has more than one item, we can split the list and invoke recursively a Merge Sort in both halves. So with the halves ordenated, the fundamental operation, know as intercalation, is realized. Interleave is the process of take two small ordered lists <text:s/>and combine them to form a new, unic and ordered list.</text:p>
      <text:p text:style-name="P16"/>
      <text:p text:style-name="Standard"><text:span text:style-name="T17">Example in: “cd Documentos/UnB/FTC/mergesort.py”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CJK TC" svg:font-family="Noto Sans CJK TC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21-03-20T20:20:00Z</meta:creation-date>
    <dc:date>2021-05-13T00:41:00Z</dc:date>
    <meta:template xlink:href="Normal.dotm" xlink:type="simple"/>
    <meta:editing-cycles>2</meta:editing-cycles>
    <meta:editing-duration>PT180S</meta:editing-duration>
    <meta:document-statistic meta:page-count="1" meta:paragraph-count="3" meta:word-count="247" meta:character-count="1582" meta:row-count="11" meta:non-whitespace-character-count="1338"/>
  </office:meta>
</office:document-meta>
</file>